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D044FB901975EC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069cm, 10.919cm, 17.375cm, 6.85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99cm" svg:height="8.759cm" svg:x="0.101cm" svg:y="0.101cm">
          <draw:image xlink:href="Pictures/10000000000005E8000007E01D044FB901975EC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41:00.757315410</dc:date>
    <meta:editing-duration>PT3M4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